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Text_20_body">
      <style:text-properties officeooo:rsid="0010788f" officeooo:paragraph-rsid="0010788f"/>
    </style:style>
    <style:style style:name="P2" style:family="paragraph" style:parent-style-name="Title">
      <style:text-properties officeooo:rsid="0010788f" officeooo:paragraph-rsid="0010788f"/>
    </style:style>
    <style:style style:name="P3" style:family="paragraph" style:parent-style-name="Text_20_body">
      <style:text-properties officeooo:rsid="0010788f" officeooo:paragraph-rsid="007dfb01"/>
    </style:style>
    <style:style style:name="P4" style:family="paragraph" style:parent-style-name="Text_20_body">
      <style:paragraph-properties fo:text-align="center" style:justify-single-word="false"/>
      <style:text-properties fo:font-size="8pt" officeooo:rsid="0010788f" officeooo:paragraph-rsid="0010788f" style:font-size-asian="8pt" style:font-size-complex="8pt"/>
    </style:style>
    <style:style style:name="P5" style:family="paragraph" style:parent-style-name="Text_20_body">
      <style:paragraph-properties fo:text-align="center" style:justify-single-word="false" fo:break-before="page"/>
      <style:text-properties fo:font-size="8pt" officeooo:rsid="0010788f" officeooo:paragraph-rsid="0010788f" style:font-size-asian="8pt" style:font-size-complex="8pt"/>
    </style:style>
    <style:style style:name="P6" style:family="paragraph" style:parent-style-name="Text_20_body">
      <style:text-properties officeooo:rsid="007dfb01" officeooo:paragraph-rsid="007fcb21"/>
    </style:style>
    <style:style style:name="P7" style:family="paragraph" style:parent-style-name="Text_20_body">
      <style:text-properties officeooo:paragraph-rsid="007fcb21"/>
    </style:style>
    <style:style style:name="P8" style:family="paragraph" style:parent-style-name="Heading_20_1">
      <style:text-properties officeooo:rsid="00107d50"/>
    </style:style>
    <style:style style:name="P9" style:family="paragraph" style:parent-style-name="Standard">
      <style:text-properties officeooo:rsid="00107d50" officeooo:paragraph-rsid="00a288bd"/>
    </style:style>
    <style:style style:name="P10" style:family="paragraph" style:parent-style-name="Text_20_body" style:list-style-name="L1">
      <style:text-properties officeooo:paragraph-rsid="0010788f"/>
    </style:style>
    <style:style style:name="P11" style:family="paragraph" style:parent-style-name="Text_20_body" style:list-style-name="L1">
      <style:text-properties officeooo:paragraph-rsid="007bd4f8"/>
    </style:style>
    <style:style style:name="P12" style:family="paragraph" style:parent-style-name="Text_20_body">
      <style:text-properties officeooo:rsid="00107d50" officeooo:paragraph-rsid="0010788f"/>
    </style:style>
    <style:style style:name="P13" style:family="paragraph" style:parent-style-name="Text_20_body">
      <style:text-properties officeooo:rsid="007dfb01" officeooo:paragraph-rsid="00a288bd"/>
    </style:style>
    <style:style style:name="P14" style:family="paragraph" style:parent-style-name="Text_20_body">
      <style:text-properties officeooo:rsid="0010788f" officeooo:paragraph-rsid="00a288bd"/>
    </style:style>
    <style:style style:name="P1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officeooo:rsid="0010788f"/>
    </style:style>
    <style:style style:name="T2" style:family="text">
      <style:text-properties officeooo:rsid="00107d5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788f" style:font-weight-asian="bold" style:font-weight-complex="bold"/>
    </style:style>
    <style:style style:name="T5" style:family="text">
      <style:text-properties fo:font-weight="bold" officeooo:rsid="00107d50" style:font-weight-asian="bold" style:font-weight-complex="bold"/>
    </style:style>
    <style:style style:name="T6" style:family="text">
      <style:text-properties fo:font-weight="bold" officeooo:rsid="0013d54c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d54c" style:font-weight-asian="normal" style:font-weight-complex="normal"/>
    </style:style>
    <style:style style:name="T9" style:family="text">
      <style:text-properties fo:font-weight="normal" officeooo:rsid="0018c684" style:font-weight-asian="normal" style:font-weight-complex="normal"/>
    </style:style>
    <style:style style:name="T10" style:family="text">
      <style:text-properties fo:font-weight="normal" officeooo:rsid="0019b0df" style:font-weight-asian="normal" style:font-weight-complex="normal"/>
    </style:style>
    <style:style style:name="T11" style:family="text">
      <style:text-properties fo:font-weight="normal" officeooo:rsid="001f36e2" style:font-weight-asian="normal" style:font-weight-complex="normal"/>
    </style:style>
    <style:style style:name="T12" style:family="text">
      <style:text-properties fo:font-weight="normal" officeooo:rsid="0021cf11" style:font-weight-asian="normal" style:font-weight-complex="normal"/>
    </style:style>
    <style:style style:name="T13" style:family="text">
      <style:text-properties fo:font-weight="normal" officeooo:rsid="00235110" style:font-weight-asian="normal" style:font-weight-complex="normal"/>
    </style:style>
    <style:style style:name="T14" style:family="text">
      <style:text-properties fo:font-weight="normal" officeooo:rsid="0025f043" style:font-weight-asian="normal" style:font-weight-complex="normal"/>
    </style:style>
    <style:style style:name="T15" style:family="text">
      <style:text-properties fo:font-weight="normal" officeooo:rsid="002c7761" style:font-weight-asian="normal" style:font-weight-complex="normal"/>
    </style:style>
    <style:style style:name="T16" style:family="text">
      <style:text-properties fo:font-weight="normal" officeooo:rsid="0010788f" style:font-weight-asian="normal" style:font-weight-complex="normal"/>
    </style:style>
    <style:style style:name="T17" style:family="text">
      <style:text-properties fo:font-weight="normal" officeooo:rsid="007bd4f8" style:font-weight-asian="normal" style:font-weight-complex="normal"/>
    </style:style>
    <style:style style:name="T18" style:family="text">
      <style:text-properties fo:font-weight="normal" officeooo:rsid="007d5e93" style:font-weight-asian="normal" style:font-weight-complex="normal"/>
    </style:style>
    <style:style style:name="T19" style:family="text">
      <style:text-properties fo:font-weight="normal" officeooo:rsid="007dfb01" style:font-weight-asian="normal" style:font-weight-complex="normal"/>
    </style:style>
    <style:style style:name="T20" style:family="text">
      <style:text-properties fo:font-weight="normal" officeooo:rsid="0089b58f" style:font-weight-asian="normal" style:font-weight-complex="normal"/>
    </style:style>
    <style:style style:name="T21" style:family="text">
      <style:text-properties officeooo:rsid="0019b0df"/>
    </style:style>
    <style:style style:name="T22" style:family="text">
      <style:text-properties officeooo:rsid="0019eb99"/>
    </style:style>
    <style:style style:name="T23" style:family="text">
      <style:text-properties officeooo:rsid="0021cf11"/>
    </style:style>
    <style:style style:name="T24" style:family="text">
      <style:text-properties officeooo:rsid="002ae629"/>
    </style:style>
    <style:style style:name="T25" style:family="text">
      <style:text-properties officeooo:rsid="002af097"/>
    </style:style>
    <style:style style:name="T26" style:family="text">
      <style:text-properties officeooo:rsid="002e0e72"/>
    </style:style>
    <style:style style:name="T27" style:family="text">
      <style:text-properties officeooo:rsid="00533838"/>
    </style:style>
    <style:style style:name="T28" style:family="text">
      <style:text-properties fo:font-variant="normal" fo:text-transform="none" style:font-name="Times New Roman" fo:font-size="10pt" fo:letter-spacing="normal" fo:font-style="normal" fo:font-weight="normal" officeooo:rsid="0013d54c" style:font-size-asian="10pt" style:font-weight-asian="normal" style:font-size-complex="10pt" style:font-weight-complex="normal"/>
    </style:style>
    <style:style style:name="T29" style:family="text">
      <style:text-properties officeooo:rsid="006b3342"/>
    </style:style>
    <style:style style:name="T30" style:family="text">
      <style:text-properties officeooo:rsid="007bd4f8"/>
    </style:style>
    <style:style style:name="T31" style:family="text">
      <style:text-properties officeooo:rsid="007d5e93"/>
    </style:style>
    <style:style style:name="T32" style:family="text">
      <style:text-properties officeooo:rsid="0089b58f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fo:font-size="12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2pt" fo:font-weight="normal" style:font-weight-asian="normal" style:font-weight-complex="normal"/>
    </style:style>
    <style:style style:name="T37" style:family="text">
      <style:text-properties fo:font-size="12pt"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fo:min-height="0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start="Arrow" draw:marker-start-width="0.176cm"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fo:min-height="1.10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fill-color="#ffffff" fo:min-height="0.89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none" draw:fill-color="#ffffff" fo:min-height="0.9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fo:min-height="1.98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203cm" draw:marker-start-width="0.66cm" draw:marker-end-width="0.66cm" draw:fill="none" draw:fill-color="#ffffff" fo:min-height="2.067cm" fo:padding-top="0.101cm" fo:padding-bottom="0.101cm" fo:padding-left="0.101cm" fo:padding-right="0.10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203cm" draw:marker-start-width="0.66cm" draw:marker-end-width="0.66cm" draw:fill="none" draw:fill-color="#ffffff" fo:min-height="1.951cm" fo:padding-top="0.101cm" fo:padding-bottom="0.101cm" fo:padding-left="0.101cm" fo:padding-right="0.10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marker-start="Arrow" draw:marker-start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203cm" draw:marker-start-width="0.66cm" draw:marker-end-width="0.66cm" draw:fill="none" draw:fill-color="#ffffff" fo:min-height="4.17cm" fo:padding-top="0.101cm" fo:padding-bottom="0.101cm" fo:padding-left="0.101cm" fo:padding-right="0.10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locaïne</text:p>
      <text:p text:style-name="P4">(<text:span text:style-name="T25">La solution open source pour l’automatise</text:span>)</text:p>
      <text:p text:style-name="P4"/>
      <text:p text:style-name="P4"/>
      <text:p text:style-name="P5"/>
      <text:h text:style-name="P8" text:outline-level="1"><text:span text:style-name="T14"/></text:h>
      <text:p text:style-name="P12"><text:span text:style-name="T14"/></text:p>
      <text:p text:style-name="P9"><text:span text:style-name="T14"/></text:p>
      <text:p text:style-name="P14"/>
      <text:p text:style-name="P14"><draw:frame text:anchor-type="paragraph" draw:z-index="6" draw:name="Cadre de texte 1" draw:style-name="gr9" draw:text-style-name="P18" svg:width="4.059cm" svg:height="2.153cm" svg:x="-0.536cm" svg:y="0.032cm"><draw:text-box><text:p text:style-name="P16"><text:span text:style-name="T34">PC</text:span></text:p><text:p text:style-name="P16"><text:span text:style-name="T34">de Développement</text:span></text:p><text:p text:style-name="P16"><text:span text:style-name="T35">contenant</text:span></text:p><text:p text:style-name="P16"><text:span text:style-name="T36">l’</text:span><text:span text:style-name="T37">Éditeur de bloc</text:span></text:p></draw:text-box></draw:frame><draw:frame text:anchor-type="paragraph" draw:z-index="8" draw:name="Cadre de texte 3" draw:style-name="gr8" draw:text-style-name="P17" svg:width="3.484cm" svg:height="2.269cm" svg:x="6.962cm" svg:y="-0.097cm"><draw:text-box><text:p text:style-name="P16">Machine</text:p><text:p text:style-name="P16">Cible</text:p><text:p text:style-name="P16"><text:span text:style-name="T35">contenant</text:span></text:p><text:p text:style-name="P16"><text:span text:style-name="T7">l’</text:span><text:span text:style-name="T3">Exécuteur</text:span></text:p></draw:text-box></draw:frame><draw:frame text:anchor-type="paragraph" draw:z-index="9" draw:name="Cadre de texte 5" draw:style-name="gr7" draw:text-style-name="P17" svg:width="3.594cm" svg:height="1.985cm" svg:x="13.598cm" svg:y="-0.011cm"><draw:text-box><text:p text:style-name="P16"/><text:p text:style-name="P16">Entrées/Sorties</text:p><text:p text:style-name="P16">Déportées</text:p></draw:text-box></draw:frame><draw:frame text:anchor-type="paragraph" draw:z-index="11" draw:name="Cadre de texte 6" draw:style-name="gr6" draw:text-style-name="P17" svg:width="2.045cm" svg:height="0.976cm" svg:x="4.498cm" svg:y="0.342cm"><draw:text-box><text:p text:style-name="P16">Ethernet</text:p></draw:text-box></draw:frame><draw:frame text:anchor-type="paragraph" draw:z-index="12" draw:name="Cadre de texte 7" draw:style-name="gr5" draw:text-style-name="P18" svg:width="1.763cm" svg:height="0.895cm" svg:x="11.194cm" svg:y="-0.005cm"><draw:text-box><text:p text:style-name="P16"><text:span text:style-name="T34">EtherCAT</text:span></text:p><text:p text:style-name="P16"><text:span text:style-name="T35">(ou autre)</text:span></text:p></draw:text-box></draw:frame></text:p>
      <text:p text:style-name="P14"><draw:line text:anchor-type="paragraph" draw:z-index="7" draw:name="Ligne 2" draw:style-name="gr3" draw:text-style-name="P16" svg:x1="3.687cm" svg:y1="0.153cm" svg:x2="6.841cm" svg:y2="0.153cm"><text:p/></draw:line><draw:line text:anchor-type="paragraph" draw:z-index="10" draw:name="Ligne 3" draw:style-name="gr3" draw:text-style-name="P16" svg:x1="10.61cm" svg:y1="0.152cm" svg:x2="13.598cm" svg:y2="0.164cm"><text:p/></draw:line></text:p>
      <text:p text:style-name="P14"><draw:line text:anchor-type="paragraph" draw:z-index="14" draw:name="Ligne 4" draw:style-name="gr3" draw:text-style-name="P16" svg:x1="15.339cm" svg:y1="0.362cm" svg:x2="15.318cm" svg:y2="2.059cm"><text:p/></draw:line></text:p>
      <text:p text:style-name="P14"><draw:frame text:anchor-type="paragraph" draw:z-index="15" draw:name="Cadre de texte 10" draw:style-name="gr2" draw:text-style-name="P17" svg:width="2.073cm" svg:height="0.976cm" svg:x="15.448cm" svg:y="-0.012cm"><draw:text-box><text:p text:style-name="P16">Cablage</text:p><text:p text:style-name="P16">électrique</text:p></draw:text-box></draw:frame></text:p>
      <text:p text:style-name="P14"><draw:frame text:anchor-type="paragraph" draw:z-index="13" draw:name="Cadre de texte 9" draw:style-name="gr4" draw:text-style-name="P17" svg:width="3.594cm" svg:height="1.103cm" svg:x="13.663cm" svg:y="0.446cm"><draw:text-box><text:p text:style-name="P16">Equipement industriel</text:p></draw:text-box></draw:frame></text:p>
      <text:p text:style-name="P14"/>
      <text:p text:style-name="P14"><draw:frame text:anchor-type="paragraph" draw:z-index="16" draw:name="Cadre de texte 11" draw:style-name="gr1" draw:text-style-name="P15" svg:width="6.815cm" svg:height="0.763cm" svg:x="5.041cm" svg:y="0.27cm"><draw:text-box><text:p><text:span text:style-name="T33">Figure 1 : Architecture générale</text:span></text:p></draw:text-box></draw:frame></text:p>
      <text:p text:style-name="P13"><text:span text:style-name="T14"/></text:p>
      <text:p text:style-name="P13"><text:span text:style-name="T14">La </text:span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3"/>
      <text:p text:style-name="P1"><draw:frame text:anchor-type="paragraph" draw:z-index="0" draw:name="Cadre de texte 2" draw:style-name="gr12" draw:text-style-name="P17" svg:width="4.273cm" svg:height="4.372cm" svg:x="5.974cm" svg:y="-0.099cm"><draw:text-box><text:p text:style-name="P16">PC</text:p><text:p text:style-name="P16">d’évaluation</text:p><text:p text:style-name="P16"><text:span text:style-name="T35">Contenant</text:span></text:p><text:p text:style-name="P16"><text:span text:style-name="T35"/></text:p><text:p text:style-name="P16"><text:span text:style-name="T7">L’</text:span><text:span text:style-name="T3">Editeur de bloc</text:span></text:p><text:p text:style-name="P16"><text:span text:style-name="T7">et</text:span></text:p><text:p text:style-name="P16"><text:span text:style-name="T7">l’</text:span><text:span text:style-name="T3">Exécuteur</text:span></text:p></draw:text-box></draw:frame></text:p>
      <text:p text:style-name="P1"/>
      <text:p text:style-name="P1"><draw:line text:anchor-type="paragraph" draw:z-index="3" draw:name="Ligne horizontale 1" draw:style-name="gr11" draw:text-style-name="P16" svg:x1="10.384cm" svg:y1="0.423cm" svg:x2="12.391cm" svg:y2="0.423cm"><text:p/></draw:line><draw:line text:anchor-type="paragraph" draw:z-index="5" draw:name="Ligne 1" draw:style-name="gr10" draw:text-style-name="P16" svg:x1="12.391cm" svg:y1="0.423cm" svg:x2="12.391cm" svg:y2="1.635cm"><text:p/></draw:line></text:p>
      <text:p text:style-name="P1"><draw:frame text:anchor-type="paragraph" draw:z-index="1" draw:name="Cadre de texte 4" draw:style-name="gr6" draw:text-style-name="P17" svg:width="2.045cm" svg:height="0.976cm" svg:x="12.391cm" svg:y="-0.146cm"><draw:text-box><text:p text:style-name="P16">Ethernet</text:p></draw:text-box></draw:frame></text:p>
      <text:p text:style-name="P1"><draw:line text:anchor-type="paragraph" draw:z-index="4" draw:name="Ligne horizontale 2" draw:style-name="gr11" draw:text-style-name="P16" svg:x1="10.428cm" svg:y1="0.023cm" svg:x2="12.347cm" svg:y2="0.023cm"><text:p/></draw:line></text:p>
      <text:p text:style-name="P1"/>
      <text:p text:style-name="P1"><draw:frame text:anchor-type="paragraph" draw:z-index="2" draw:name="Cadre de texte 8" draw:style-name="gr1" draw:text-style-name="P15" svg:width="6.815cm" svg:height="0.763cm" svg:x="5.041cm" svg:y="0.27cm"><draw:text-box><text:p><text:span text:style-name="T33">Figure 1 : Architecture pour lévaluation</text:span></text:p></draw:text-box></draw:frame></text:p>
      <text:p text:style-name="P6"><text:span text:style-name="T14"/></text:p>
      <text:p text:style-name="P7"><text:a xlink:type="simple" xlink:href="http://192.168.122.1/connexion" text:style-name="Internet_20_link" text:visited-style-name="Visited_20_Internet_20_Link"><text:span text:style-name="T28"/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6T20:18:51.106749869</dc:date>
    <meta:editing-duration>PT8H29M19S</meta:editing-duration>
    <meta:editing-cycles>72</meta:editing-cycles>
    <meta:generator>LibreOffice/24.2.7.2$Linux_X86_64 LibreOffice_project/420$Build-2</meta:generator>
    <meta:document-statistic meta:table-count="0" meta:image-count="0" meta:object-count="0" meta:page-count="2" meta:paragraph-count="4" meta:word-count="9" meta:character-count="55" meta:non-whitespace-character-count="49"/>
  </office:meta>
</office:document-meta>
</file>